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6" style:family="paragraph" style:parent-style-name="Subtitle">
      <style:text-properties officeooo:rsid="003fc47e" officeooo:paragraph-rsid="003fc47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fc47e" officeooo:paragraph-rsid="00391190" style:font-size-asian="12.25pt" style:font-size-complex="14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3fc47e" officeooo:paragraph-rsid="003fc47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410df7" officeooo:paragraph-rsid="00410df7"/>
    </style:style>
    <style:style style:name="P11" style:family="paragraph" style:parent-style-name="Text_20_body">
      <style:text-properties officeooo:rsid="00410df7" officeooo:paragraph-rsid="00410df7"/>
    </style:style>
    <style:style style:name="P12" style:family="paragraph" style:parent-style-name="Text_20_body" style:list-style-name="L1">
      <style:text-properties officeooo:rsid="00410df7" officeooo:paragraph-rsid="00410df7"/>
    </style:style>
    <style:style style:name="P1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Title" style:master-page-name="Textual_20_elements">
      <style:paragraph-properties style:page-number="1"/>
    </style:style>
    <style:style style:name="P15" style:family="paragraph" style:parent-style-name="Title" style:master-page-name="Textual_20_elements">
      <style:paragraph-properties style:page-number="auto"/>
    </style:style>
    <style:style style:name="P16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17" style:family="paragraph" style:parent-style-name="Title">
      <style:paragraph-properties fo:break-before="pag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3fc47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RASCUNHO PRÉ PROJET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umário</text:p>
          </text:index-title>
          <text:p text:style-name="P19"><text:a xlink:type="simple" xlink:href="#__RefHeading__2065_2051713974" text:style-name="Index_20_Link" text:visited-style-name="Index_20_Link">1 áREA<text:tab/>1</text:a></text:p>
          <text:p text:style-name="P19"><text:a xlink:type="simple" xlink:href="#__RefHeading__2067_2051713974" text:style-name="Index_20_Link" text:visited-style-name="Index_20_Link">2 dELIMITAÇÃO<text:tab/>2</text:a></text:p>
          <text:p text:style-name="P19"><text:a xlink:type="simple" xlink:href="#__RefHeading__2182_2051713974" text:style-name="Index_20_Link" text:visited-style-name="Index_20_Link">3 JUSTIFICATIVA<text:tab/>3</text:a></text:p>
          <text:p text:style-name="P19"><text:a xlink:type="simple" xlink:href="#__RefHeading__1360_1666811848" text:style-name="Index_20_Link" text:visited-style-name="Index_20_Link">4 Objetivos<text:tab/>4</text:a></text:p>
          <text:p text:style-name="P13"><text:a xlink:type="simple" xlink:href="#__RefHeading__1362_1666811848" text:style-name="Index_20_Link" text:visited-style-name="Index_20_Link">4.1 Objetivo geral<text:tab/>4</text:a></text:p>
          <text:p text:style-name="P13"><text:a xlink:type="simple" xlink:href="#__RefHeading__1364_1666811848" text:style-name="Index_20_Link" text:visited-style-name="Index_20_Link">4.2 Objetivo específico<text:tab/>4</text:a></text:p>
        </text:index-body>
      </text:table-of-content>
      <text:p text:style-name="P3"/>
      <text:list xml:id="list278658247318781450" text:style-name="Numbering_20_2">
        <text:list-item>
          <text:h text:style-name="P14" text:outline-level="1"><text:bookmark-start text:name="__RefHeading__2065_2051713974"/><text:s/>á<text:span text:style-name="T1">REA</text:span><text:bookmark-end text:name="__RefHeading__2065_2051713974"/></text:h>
        </text:list-item>
      </text:list>
      <text:p text:style-name="P2"/>
      <text:p text:style-name="P2"/>
      <text:p text:style-name="P2"/>
      <text:p text:style-name="Text_20_body">Projeto de TCC terá como área o desenvolvimento de software utilizando a plataforma JAVA especificando a tecnologia OSGi, que é uma especificação da plataforma JAVA, implementada pelo framework EQUINOX.</text:p>
      <text:list xml:id="list212507633512010" text:continue-numbering="true" text:style-name="Numbering_20_2">
        <text:list-item>
          <text:h text:style-name="P16" text:outline-level="1"><text:bookmark-start text:name="__RefHeading__2067_2051713974"/><text:s/><text:span text:style-name="T1">dELIMITAÇÃO</text:span><text:bookmark-end text:name="__RefHeading__2067_2051713974"/></text:h>
        </text:list-item>
      </text:list>
      <text:p text:style-name="P2"/>
      <text:p text:style-name="P2"/>
      <text:p text:style-name="P2"/>
      <text:p text:style-name="P11">Será abordado através do OSGi a modularização de software desenvolvendo um exemplo de como ficaria um software sob esse aspecto.</text:p>
      <text:list xml:id="list212509188319927" text:continue-numbering="true" text:style-name="Numbering_20_2">
        <text:list-item>
          <text:h text:style-name="P15" text:outline-level="1"><text:bookmark-start text:name="__RefHeading__2182_2051713974"/><text:s/><text:span text:style-name="T1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Text_20_body">Como justificativa temos a experiência profissional de ter trabalhado com um software não modularizado, percebendo os problemas e dificuldades de manutenção e implementação de novas funcionalidades no sistema de maneira mais organizada utilizando a modularização OSGi.</text:p>
      <text:p text:style-name="Text_20_body">Como relevância acadêmica podemos destacar o aprendizado e utilização de uma tecnologia que não foi lecionada na faculdade, o OSGi. Na área profissional a modularização está se tornando um padrão de desenvolvimento de softwares modulares em JAVA que facilita a expansão e manutenção do software.</text:p>
      <text:list xml:id="list212509241334621" text:continue-numbering="true" text:style-name="Numbering_20_2">
        <text:list-item>
          <text:h text:style-name="P17" text:outline-level="1"><text:bookmark-start text:name="__RefHeading__1360_1666811848"/><text:s/>Objetivos<text:bookmark-end text:name="__RefHeading__1360_1666811848"/></text:h>
        </text:list-item>
      </text:list>
      <text:p text:style-name="P2"/>
      <text:p text:style-name="P2"/>
      <text:p text:style-name="P2"/>
      <text:h text:style-name="P6" text:outline-level="2"><text:bookmark-start text:name="__RefHeading__1362_1666811848"/>4.1 Objetivo geral<text:bookmark-end text:name="__RefHeading__1362_1666811848"/></text:h>
      <text:p text:style-name="P9"/>
      <text:p text:style-name="P9"/>
      <text:p text:style-name="Text_20_body">Desenvolver um software modularizado usando a especificação OSGi da plataforma Java.</text:p>
      <text:p text:style-name="P9"/>
      <text:p text:style-name="P9"/>
      <text:h text:style-name="P6" text:outline-level="2"><text:bookmark-start text:name="__RefHeading__1364_1666811848"/>4.2 Objetivo específico<text:bookmark-end text:name="__RefHeading__1364_1666811848"/></text:h>
      <text:p text:style-name="P9"/>
      <text:p text:style-name="P10"/>
      <text:p text:style-name="Text_20_body">Os objetivos específicos tem como base:</text:p>
      <text:list xml:id="list342334938919915603" text:style-name="L1">
        <text:list-item>
          <text:p text:style-name="P12">Desenvolver um software separados em módulos, possibilitando uma melhor separação e organização do software.</text:p>
        </text:list-item>
        <text:list-item>
          <text:p text:style-name="P12">Desenvolver um software que possibilite a criação de modulos para cada setor de uma empresa.</text:p>
        </text:list-item>
        <text:list-item>
          <text:p text:style-name="P12">Resolver o problema de parar todo o sistema que está em funcionamento em uma empresa para alguma manutenção, trazendo a solução de parar somente o módulo especifico que será realizado a manutenção, permanecendo o restante do sistema em funcionamento.</text:p>
        </text:list-item>
        <text:list-item>
          <text:p text:style-name="P12">Disponibilizar uma interface definida para que a empresa que implante o sistema possa criar novos módulos personalizados caso tenha a necessidade ou interes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6M41S</meta:editing-duration>
    <meta:editing-cycles>13</meta:editing-cycles>
    <meta:generator>LibreOffice/4.2.7.2$Linux_X86_64 LibreOffice_project/420m0$Build-2</meta:generator>
    <dc:date>2015-01-12T21:25:07.072160685</dc:date>
    <meta:document-statistic meta:table-count="0" meta:image-count="0" meta:object-count="0" meta:page-count="6" meta:paragraph-count="25" meta:word-count="281" meta:character-count="1844" meta:non-whitespace-character-count="1589"/>
  </office:meta>
</office:document-meta>
</file>